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BFileMethods" style:family="table">
      <style:table-properties style:width="6.2701in" fo:margin-left="0in" fo:margin-right="-0.0021in" table:align="margins"/>
    </style:style>
    <style:style style:name="BFileMethods.A" style:family="table-column">
      <style:table-column-properties style:column-width="3.1681in" style:rel-column-width="33112*"/>
    </style:style>
    <style:style style:name="BFileMethods.B" style:family="table-column">
      <style:table-column-properties style:column-width="3.1021in" style:rel-column-width="32423*"/>
    </style:style>
    <style:style style:name="BFileMethods.1" style:family="table-row">
      <style:table-row-properties style:keep-together="false" fo:keep-together="always"/>
    </style:style>
    <style:style style:name="BFileMethods.A1" style:family="table-cell">
      <style:table-cell-properties fo:padding="0.0382in" fo:border-left="0.0007in solid #000000" fo:border-right="none" fo:border-top="0.0007in solid #000000" fo:border-bottom="0.0007in solid #000000"/>
    </style:style>
    <style:style style:name="BFileMethods.B1" style:family="table-cell">
      <style:table-cell-properties fo:padding="0.0382in" fo:border="0.0007in solid #000000"/>
    </style:style>
    <style:style style:name="BFileMethods.A2" style:family="table-cell">
      <style:table-cell-properties style:vertical-align="" fo:padding="0.0382in" fo:border-left="0.0007in solid #000000" fo:border-right="none" fo:border-top="none" fo:border-bottom="0.0007in solid #000000"/>
    </style:style>
    <style:style style:name="BFileMethods.B2" style:family="table-cell">
      <style:table-cell-properties style:vertical-align="" fo:padding="0.0382in" fo:border-left="0.0007in solid #000000" fo:border-right="0.0007in solid #000000" fo:border-top="none" fo:border-bottom="0.0007in solid #000000"/>
    </style:style>
    <style:style style:name="Table2" style:family="table">
      <style:table-properties style:width="6.2681in" table:align="margins"/>
    </style:style>
    <style:style style:name="Table2.A" style:family="table-column">
      <style:table-column-properties style:column-width="3.134in" style:rel-column-width="32767*"/>
    </style:style>
    <style:style style:name="Table2.B" style:family="table-column">
      <style:table-column-properties style:column-width="3.134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22pt" style:font-size-asian="22pt" style:font-size-complex="22pt"/>
    </style:style>
    <style:style style:name="P4" style:family="paragraph" style:parent-style-name="Standard">
      <style:paragraph-properties fo:text-align="center" style:justify-single-word="false"/>
      <style:text-properties style:font-name="Bitstream Vera Sans" fo:font-size="16pt" style:font-size-asian="16pt" style:font-size-complex="16pt"/>
    </style:style>
    <style:style style:name="P5" style:family="paragraph" style:parent-style-name="Standard" style:master-page-name="">
      <style:paragraph-properties fo:orphans="0" fo:widows="0" style:page-number="auto"/>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style-asian="normal" style:font-weight-asian="normal" style:font-style-complex="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1874in" svg:width="0.8827in" svg:height="0.311in" draw:z-index="0">
        <draw:image xlink:href="Pictures/10000201000000580000001FCE58C672.png" xlink:type="simple" xlink:show="embed" xlink:actuate="onLoad"/>
      </draw:frame>
      <text:p text:style-name="P2"/>
      <text:p text:style-name="P3"/>
      <text:p text:style-name="P3"/>
      <text:p text:style-name="P3"/>
      <text:p text:style-name="P3"/>
      <text:p text:style-name="P3"/>
      <text:p text:style-name="P3"/>
      <text:p text:style-name="P3"/>
      <text:p text:style-name="P3"/>
      <text:p text:style-name="P3"/>
      <text:p text:style-name="P3"/>
      <text:p text:style-name="P3">Programming with Haiku</text:p>
      <text:p text:style-name="P4"/>
      <text:p text:style-name="P4">Lesson 11</text:p>
      <text:p text:style-name="P4"/>
      <text:p text:style-name="P4">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ll material © 2010 DarkWyrm</text:p>
      <text:p text:style-name="P1">Having learned about the basics of the Storage Kit with BEntry and BDirectory, we will go further in getting the hang of working with it and other basic disk operations with today's project. It will be a relatively simple one, but good for learning to use the Storage Kit. For about as long as UNIX has been around there has been a command called <text:span text:style-name="Code">fortune</text:span> which displays a witty saying of some sort. Often it would be run when the user logged in. The only problem is that you have to manually specify an alternate fortune file if you want something other than the default collection. Ours will randomly choose a file in the fortunes directory and choose a random entry from the file.</text:p>
      <text:h text:style-name="Heading_20_2" text:outline-level="2">BFile: Make Files Sit Up and Bark</text:h>
      <text:p text:style-name="Standard">Well, maybe we can't make files act like dogs, but the BFile class is an extremely useful one which gives us one place where we can do just about anything with a file: create files and read, write, append, or even erase data, and because it inherits from BNode, we can also add, remove, or change attributes. For those not familiar, attributes are a BeOS specialty: data about a file that is not part of the file's data, but that is for another lesson. Here is a list of the most commonly-used methods available to us via BFile:</text:p>
      <text:p text:style-name="Standard"/>
      <table:table table:name="BFileMethods" table:style-name="BFileMethods">
        <table:table-column table:style-name="BFileMethods.A"/>
        <table:table-column table:style-name="BFileMethods.B"/>
        <table:table-header-rows>
          <table:table-row table:style-name="BFileMethods.1">
            <table:table-cell table:style-name="BFileMethods.A1" office:value-type="string">
              <text:p text:style-name="Table_20_Heading">Method</text:p>
            </table:table-cell>
            <table:table-cell table:style-name="BFileMethods.B1" office:value-type="string">
              <text:p text:style-name="Table_20_Heading">Description</text:p>
            </table:table-cell>
          </table:table-row>
        </table:table-header-rows>
        <table:table-row table:style-name="BFileMethods.1">
          <table:table-cell table:style-name="BFileMethods.A2" office:value-type="string">
            <text:p text:style-name="Table_20_Contents"><text:span text:style-name="Code">status_t GetSize(off_t *size) const;</text:span></text:p>
          </table:table-cell>
          <table:table-cell table:style-name="BFileMethods.B2" office:value-type="string">
            <text:p text:style-name="Table_20_Contents">Gets the size of the file and places the value in <text:span text:style-name="Code">size</text:span>.</text:p>
          </table:table-cell>
        </table:table-row>
        <table:table-row table:style-name="BFileMethods.1">
          <table:table-cell table:style-name="BFileMethods.A2" office:value-type="string">
            <text:p text:style-name="Table_20_Contents"><text:span text:style-name="Code">ssize_t Read(void *buffer, size_t size);</text:span></text:p>
          </table:table-cell>
          <table:table-cell table:style-name="BFileMethods.B2" office:value-type="string">
            <text:p text:style-name="Table_20_Contents">Attempts to read <text:span text:style-name="Code">size</text:span> bytes into <text:span text:style-name="Code">buffer</text:span>. The actual number of bytes read is returned.</text:p>
          </table:table-cell>
        </table:table-row>
        <table:table-row table:style-name="BFileMethods.1">
          <table:table-cell table:style-name="BFileMethods.A2" office:value-type="string">
            <text:p text:style-name="Table_20_Contents"><text:span text:style-name="Code">ssize_t Write(const void *buffer, size_t size);</text:span></text:p>
          </table:table-cell>
          <table:table-cell table:style-name="BFileMethods.B2" office:value-type="string">
            <text:p text:style-name="Table_20_Contents">Attempts to write <text:span text:style-name="Code">size</text:span> bytes into <text:span text:style-name="Code">buffer</text:span>. The actual number of bytes written is returned.</text:p>
          </table:table-cell>
        </table:table-row>
        <table:table-row table:style-name="BFileMethods.1">
          <table:table-cell table:style-name="BFileMethods.A2" office:value-type="string">
            <text:p text:style-name="Table_20_Contents"><text:span text:style-name="Code">off_t Seek(off_t offset, int32 seekMode);</text:span></text:p>
          </table:table-cell>
          <table:table-cell table:style-name="BFileMethods.B2" office:value-type="string">
            <text:p text:style-name="Table_20_Contents">Moves the file read/write pointer to a different location in the file. seekMode can be <text:span text:style-name="Code">SEEK_SET</text:span>, <text:span text:style-name="Code">SEEK_CUR</text:span>, or <text:span text:style-name="Code">SEEK_END</text:span>. These seek modes move the pointer relative to the beginning of the file, the current position, or the end of the file, respectively.</text:p>
          </table:table-cell>
        </table:table-row>
        <table:table-row table:style-name="BFileMethods.1">
          <table:table-cell table:style-name="BFileMethods.A2" office:value-type="string">
            <text:p text:style-name="Table_20_Contents"><text:span text:style-name="Code">off_t Position() const;</text:span></text:p>
          </table:table-cell>
          <table:table-cell table:style-name="BFileMethods.B2" office:value-type="string">
            <text:p text:style-name="Table_20_Contents">Returns the location of the read/write pointer relative to the beginning of the file.</text:p>
          </table:table-cell>
        </table:table-row>
        <table:table-row table:style-name="BFileMethods.1">
          <table:table-cell table:style-name="BFileMethods.A2" office:value-type="string">
            <text:p text:style-name="Table_20_Contents"><text:span text:style-name="Code">status_t SetTo(const char *path, uint32 openMode);</text:span></text:p>
          </table:table-cell>
          <table:table-cell table:style-name="BFileMethods.B2" office:value-type="string">
            <text:p text:style-name="Table_20_Contents">Set the BFile object to the path specified in <text:span text:style-name="Code">path</text:span>. There are other versions of this method, as well. See below for more information on this method.</text:p>
          </table:table-cell>
        </table:table-row>
        <table:table-row table:style-name="BFileMethods.1">
          <table:table-cell table:style-name="BFileMethods.A2" office:value-type="string">
            <text:p text:style-name="Table_20_Contents"><text:span text:style-name="Code">void Unset();</text:span></text:p>
          </table:table-cell>
          <table:table-cell table:style-name="BFileMethods.B2" office:value-type="string">
            <text:p text:style-name="Table_20_Contents">Empties the BFile object, releasing any file handles used. This method is automatically called when the BFile object is destroyed.</text:p>
          </table:table-cell>
        </table:table-row>
        <table:table-row table:style-name="BFileMethods.1">
          <table:table-cell table:style-name="BFileMethods.A2" office:value-type="string">
            <text:p text:style-name="Table_20_Contents"><text:span text:style-name="Code">status_t InitCheck() const;</text:span></text:p>
          </table:table-cell>
          <table:table-cell table:style-name="BFileMethods.B2" office:value-type="string">
            <text:p text:style-name="Table_20_Contents">Returns the current error status of the BFile.</text:p>
          </table:table-cell>
        </table:table-row>
      </table:table>
      <text:p text:style-name="Standard"/>
      <text:p text:style-name="Standard">Setting a BFile to a location involves a little more than just giving it a file path. There are actually four different versions of <text:span text:style-name="Code">SetTo()</text:span>. They take an open mode and either a string containing the path, a BEntry, an <text:span text:style-name="Code">entry_ref</text:span>, or a BDirectory with a relative path in a string. The open mode is a combination of the following flags which includes a read or write mode:</text:p>
      <text:p text:style-name="Standard"><text:soft-page-break/></text:p>
      <table:table table:name="Table2" table:style-name="Table2">
        <table:table-column table:style-name="Table2.A"/>
        <table:table-column table:style-name="Table2.B"/>
        <table:table-header-rows>
          <table:table-row>
            <table:table-cell table:style-name="Table2.A1" office:value-type="string">
              <text:p text:style-name="Table_20_Heading">Mode Flag</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text:span text:style-name="Code">B_READ_ONLY</text:span></text:p>
          </table:table-cell>
          <table:table-cell table:style-name="Table2.B2" office:value-type="string">
            <text:p text:style-name="Table_20_Contents">The BFile can read from, but not write to, the file.</text:p>
          </table:table-cell>
        </table:table-row>
        <table:table-row>
          <table:table-cell table:style-name="Table2.A2" office:value-type="string">
            <text:p text:style-name="Table_20_Contents"><text:span text:style-name="Code">B_WRITE_ONLY</text:span></text:p>
          </table:table-cell>
          <table:table-cell table:style-name="Table2.B2" office:value-type="string">
            <text:p text:style-name="Table_20_Contents">The BFile can write to, but not read from, the file.</text:p>
          </table:table-cell>
        </table:table-row>
        <table:table-row>
          <table:table-cell table:style-name="Table2.A2" office:value-type="string">
            <text:p text:style-name="Table_20_Contents"><text:span text:style-name="Code">B_READ_WRITE</text:span></text:p>
          </table:table-cell>
          <table:table-cell table:style-name="Table2.B2" office:value-type="string">
            <text:p text:style-name="Table_20_Contents">The BFile can read from and write to the file.</text:p>
          </table:table-cell>
        </table:table-row>
        <table:table-row>
          <table:table-cell table:style-name="Table2.A2" office:value-type="string">
            <text:p text:style-name="Table_20_Contents"><text:span text:style-name="Code">B_CREATE_FILE</text:span></text:p>
          </table:table-cell>
          <table:table-cell table:style-name="Table2.B2" office:value-type="string">
            <text:p text:style-name="Table_20_Contents">Create the file if it doesn't already exist.</text:p>
          </table:table-cell>
        </table:table-row>
        <table:table-row>
          <table:table-cell table:style-name="Table2.A2" office:value-type="string">
            <text:p text:style-name="Table_20_Contents"><text:span text:style-name="Code">B_FAIL_IF_EXISTS</text:span></text:p>
          </table:table-cell>
          <table:table-cell table:style-name="Table2.B2" office:value-type="string">
            <text:p text:style-name="Table_20_Contents">Insist on creating a new file and failing if it exists.</text:p>
          </table:table-cell>
        </table:table-row>
        <table:table-row>
          <table:table-cell table:style-name="Table2.A2" office:value-type="string">
            <text:p text:style-name="Table_20_Contents"><text:span text:style-name="Code">B_ERASE_FILE</text:span></text:p>
          </table:table-cell>
          <table:table-cell table:style-name="Table2.B2" office:value-type="string">
            <text:p text:style-name="Table_20_Contents">If the file exists, erase its data and attributes.</text:p>
          </table:table-cell>
        </table:table-row>
        <table:table-row>
          <table:table-cell table:style-name="Table2.A2" office:value-type="string">
            <text:p text:style-name="Table_20_Contents"><text:span text:style-name="Code">B_OPEN_AT_END</text:span></text:p>
          </table:table-cell>
          <table:table-cell table:style-name="Table2.B2" office:value-type="string">
            <text:p text:style-name="Table_20_Contents">Set the read/write pointer to the file's end.</text:p>
          </table:table-cell>
        </table:table-row>
      </table:table>
      <text:p text:style-name="Standard"/>
      <text:p text:style-name="Standard">The constructors for BFile have the same arguments as their respective <text:span text:style-name="Code">SetTo()</text:span> calls, but they don't return any error codes. Anything can go wrong when dealing with files, so make sure you check the error status returned from <text:span text:style-name="Code">SetTo()</text:span> or call <text:span text:style-name="Code">InitCheck()</text:span> after creating a BFile. Also, there are a limited number of file handles available on the system at any given time. Each BEntry, BFile, BNode, or BDirectory uses one when set to a path, so <text:span text:style-name="Code">Unset()</text:span> or delete them when you're done with them.</text:p>
      <text:h text:style-name="Heading_20_2" text:outline-level="2">Reading and Writing Files with BFile</text:h>
      <text:p text:style-name="Standard">BFile makes reading files really easy. <text:span text:style-name="Code">Read()</text:span> takes an untyped buffer of bytes to receive data from the file and the amount of data to read. When working with text data, normally you will use either a <text:span text:style-name="Code">char</text:span> array or, even better, a BString. Here's the way to read a file using BFile and BString:</text:p>
      <text:p text:style-name="Standard"/>
      <text:p text:style-name="CodeBlock">status_t</text:p>
      <text:p text:style-name="CodeBlock">ReadFile<text:span text:style-name="symbol0_5f_cpp">(</text:span><text:span text:style-name="keyword3_5f_cpp">const</text:span> <text:span text:style-name="keyword3_5f_cpp">char</text:span> <text:span text:style-name="symbol2_5f_cpp">*</text:span>path<text:span text:style-name="symbol0_5f_cpp">)</text:span></text:p>
      <text:p text:style-name="CodeBlock"><text:span text:style-name="symbol0_5f_cpp">{</text:span></text:p>
      <text:p text:style-name="CodeBlock"><text:tab/><text:span text:style-name="keyword0_5f_cpp">if</text:span> <text:span text:style-name="symbol0_5f_cpp">(</text:span><text:span text:style-name="symbol3_5f_cpp">!</text:span>path<text:span text:style-name="symbol0_5f_cpp">)</text:span></text:p>
      <text:p text:style-name="CodeBlock"><text:tab/><text:tab/><text:span text:style-name="keyword0_5f_cpp">return</text:span> B_BAD_VALUE<text:span text:style-name="symbol4_5f_cpp">;</text:span></text:p>
      <text:p text:style-name="CodeBlock"><text:tab/></text:p>
      <text:p text:style-name="CodeBlock"><text:tab/><text:span text:style-name="comment0_5f_cpp">// Set up the file to read</text:span></text:p>
      <text:p text:style-name="CodeBlock"><text:tab/>BFile <text:span text:style-name="keyword3_5f_cpp">file</text:span><text:span text:style-name="symbol0_5f_cpp">(</text:span>path, B_READ_ONLY<text:span text:style-name="symbol0_5f_cpp">)</text:span><text:span text:style-name="symbol4_5f_cpp">;</text:span></text:p>
      <text:p text:style-name="CodeBlock"><text:tab/><text:span text:style-name="keyword0_5f_cpp">if</text:span> <text:span text:style-name="symbol0_5f_cpp">(</text:span><text:span text:style-name="keyword3_5f_cpp">file</text:span>.<text:span text:style-name="member0_5f_cpp">InitCheck</text:span><text:span text:style-name="symbol0_5f_cpp">()</text:span> <text:span text:style-name="symbol3_5f_cpp">!</text:span><text:span text:style-name="symbol1_5f_cpp">=</text:span> B_OK<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Couldn't read the file</text:span><text:span text:style-name="escaped_5f_cpp">\n</text:span><text:span text:style-name="string_5f_cpp">"</text:span><text:span text:style-name="symbol0_5f_cpp">)</text:span><text:span text:style-name="symbol4_5f_cpp">;</text:span></text:p>
      <text:p text:style-name="CodeBlock"><text:tab/><text:tab/><text:span text:style-name="keyword0_5f_cpp">return</text:span> B_ERROR<text:span text:style-name="symbol4_5f_cpp">;</text:span></text:p>
      <text:p text:style-name="CodeBlock"><text:tab/><text:span text:style-name="symbol0_5f_cpp">}</text:span></text:p>
      <text:p text:style-name="CodeBlock"><text:tab/></text:p>
      <text:p text:style-name="CodeBlock"><text:tab/>off_t fileSize <text:span text:style-name="symbol1_5f_cpp">=</text:span> <text:span text:style-name="number_5f_cpp">0</text:span><text:span text:style-name="symbol4_5f_cpp">;</text:span></text:p>
      <text:p text:style-name="CodeBlock"><text:tab/><text:span text:style-name="keyword3_5f_cpp">file</text:span>.<text:span text:style-name="member0_5f_cpp">GetSize</text:span><text:span text:style-name="symbol0_5f_cpp">(</text:span><text:span text:style-name="symbol3_5f_cpp">&amp;</text:span>fileSize<text:span text:style-name="symbol0_5f_cpp">)</text:span><text:span text:style-name="symbol4_5f_cpp">;</text:span></text:p>
      <text:p text:style-name="CodeBlock"><text:tab/><text:span text:style-name="keyword0_5f_cpp">if</text:span> <text:span text:style-name="symbol0_5f_cpp">(</text:span>fileSize <text:span text:style-name="symbol1_5f_cpp">&lt;</text:span> <text:span text:style-name="number_5f_cpp">1</text:span><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File is empty, so no data to read</text:span><text:span text:style-name="escaped_5f_cpp">\n</text:span><text:span text:style-name="string_5f_cpp">"</text:span><text:span text:style-name="symbol0_5f_cpp">)</text:span><text:span text:style-name="symbol4_5f_cpp">;</text:span></text:p>
      <text:p text:style-name="CodeBlock"><text:tab/><text:tab/><text:span text:style-name="keyword0_5f_cpp">return</text:span> B_OK<text:span text:style-name="symbol4_5f_cpp">;</text:span><text:line-break/><text:tab/><text:span text:style-name="symbol0_5f_cpp">}</text:span></text:p>
      <text:p text:style-name="CodeBlock"><text:tab/></text:p>
      <text:p text:style-name="CodeBlock"><text:tab/><text:span text:style-name="comment0_5f_cpp">// Create a buffer to hold the file data</text:span></text:p>
      <text:p text:style-name="CodeBlock"><text:tab/>BString fileData<text:span text:style-name="symbol4_5f_cpp">;</text:span></text:p>
      <text:p text:style-name="CodeBlock"><text:soft-page-break/><text:tab/></text:p>
      <text:p text:style-name="CodeBlock"><text:tab/><text:span text:style-name="comment0_5f_cpp">// We can't directly pass a BString to Read(), so we'll use the</text:span></text:p>
      <text:p text:style-name="CodeBlock"><text:span text:style-name="comment0_5f_cpp"><text:tab/>// BString method LockBuffer() to get a pointer to its internal</text:span></text:p>
      <text:p text:style-name="CodeBlock"><text:span text:style-name="comment0_5f_cpp"><text:tab/>// storage. While the BString is locked, we can't use any of its</text:span></text:p>
      <text:p text:style-name="CodeBlock"><text:span text:style-name="comment0_5f_cpp"><text:tab/>// methods, but we can make <text:s/>whatever changes we want to the internal</text:span></text:p>
      <text:p text:style-name="CodeBlock"><text:span text:style-name="comment0_5f_cpp"><text:tab/>// string array that it uses. LockBuffer() takes an integer of the</text:span></text:p>
      <text:p text:style-name="CodeBlock"><text:span text:style-name="comment0_5f_cpp"><text:tab/>// maximum size that the array will be expected to be. We'll pad the</text:span></text:p>
      <text:p text:style-name="CodeBlock"><text:span text:style-name="comment0_5f_cpp"><text:tab/>// number just in case so that there are no unexpected crashes.</text:span></text:p>
      <text:p text:style-name="CodeBlock"><text:tab/><text:span text:style-name="keyword3_5f_cpp">char</text:span> <text:span text:style-name="symbol2_5f_cpp">*</text:span>buffer <text:span text:style-name="symbol1_5f_cpp">=</text:span> fileData.<text:span text:style-name="member0_5f_cpp">LockBuffer</text:span><text:span text:style-name="symbol0_5f_cpp">(</text:span>fileSize <text:span text:style-name="symbol2_5f_cpp">+</text:span> <text:span text:style-name="number_5f_cpp">10</text:span><text:span text:style-name="symbol0_5f_cpp">)</text:span><text:span text:style-name="symbol4_5f_cpp">;</text:span></text:p>
      <text:p text:style-name="CodeBlock"><text:tab/></text:p>
      <text:p text:style-name="CodeBlock"><text:tab/><text:span text:style-name="comment0_5f_cpp">// Read() will return the number of bytes actually read, but we're</text:span></text:p>
      <text:p text:style-name="CodeBlock"><text:span text:style-name="comment0_5f_cpp"><text:tab/>// going to ignore the value because we're reading in the entire</text:span></text:p>
      <text:p text:style-name="CodeBlock"><text:span text:style-name="comment0_5f_cpp"><text:tab/>// file.</text:span></text:p>
      <text:p text:style-name="CodeBlock"><text:tab/><text:span text:style-name="keyword3_5f_cpp">file</text:span>.<text:span text:style-name="member0_5f_cpp">Read</text:span><text:span text:style-name="symbol0_5f_cpp">(</text:span>buffer, fileSize<text:span text:style-name="symbol0_5f_cpp">)</text:span><text:span text:style-name="symbol4_5f_cpp">;</text:span></text:p>
      <text:p text:style-name="CodeBlock"><text:tab/></text:p>
      <text:p text:style-name="CodeBlock"><text:tab/><text:span text:style-name="comment0_5f_cpp">// Unlock the BString so we can use its methods again.</text:span></text:p>
      <text:p text:style-name="CodeBlock"><text:tab/>fileData.<text:span text:style-name="member0_5f_cpp">UnlockBuffer</text:span><text:span text:style-name="symbol0_5f_cpp">()</text:span><text:span text:style-name="symbol4_5f_cpp">;</text:span></text:p>
      <text:p text:style-name="CodeBlock"><text:tab/></text:p>
      <text:p text:style-name="CodeBlock"><text:tab/><text:span text:style-name="keyword0_5f_cpp">return</text:span> B_OK<text:span text:style-name="symbol4_5f_cpp">;</text:span></text:p>
      <text:p text:style-name="CodeBlock"><text:span text:style-name="symbol0_5f_cpp">}</text:span></text:p>
      <text:p text:style-name="Standard"/>
      <text:p text:style-name="Standard">Writing files is even easier. <text:span text:style-name="Code">Write()</text:span> has the same parameters as <text:span text:style-name="Code">Read()</text:span>, but instead of copying from the file to the buffer, data is copied from the buffer to the file.</text:p>
      <text:p text:style-name="Standard"/>
      <text:p text:style-name="CodeBlock"><text:span text:style-name="keyword3_5f_cpp">void</text:span></text:p>
      <text:p text:style-name="CodeBlock">WriteFile<text:span text:style-name="symbol0_5f_cpp">(</text:span><text:span text:style-name="keyword3_5f_cpp">const</text:span> <text:span text:style-name="keyword3_5f_cpp">char</text:span> <text:span text:style-name="symbol2_5f_cpp">*</text:span>path<text:span text:style-name="symbol0_5f_cpp">)</text:span></text:p>
      <text:p text:style-name="CodeBlock"><text:span text:style-name="symbol0_5f_cpp">{</text:span></text:p>
      <text:p text:style-name="CodeBlock"><text:tab/><text:span text:style-name="keyword0_5f_cpp">if</text:span> <text:span text:style-name="symbol0_5f_cpp">(</text:span><text:span text:style-name="symbol3_5f_cpp">!</text:span>path<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NULL path sent to WriteFile</text:span><text:span text:style-name="escaped_5f_cpp">\n</text:span><text:span text:style-name="string_5f_cpp">"</text:span><text:span text:style-name="symbol0_5f_cpp">)</text:span><text:span text:style-name="symbol4_5f_cpp">;</text:span></text:p>
      <text:p text:style-name="CodeBlock"><text:tab/><text:tab/><text:span text:style-name="keyword0_5f_cpp">return</text:span> B_BAD_VALUE<text:span text:style-name="symbol4_5f_cpp">;</text:span></text:p>
      <text:p text:style-name="CodeBlock"><text:tab/><text:span text:style-name="symbol0_5f_cpp">}</text:span></text:p>
      <text:p text:style-name="CodeBlock"><text:tab/></text:p>
      <text:p text:style-name="CodeBlock"><text:tab/><text:span text:style-name="comment0_5f_cpp">// Create a file, if needed, and make it both readable and writable</text:span></text:p>
      <text:p text:style-name="CodeBlock"><text:tab/>BFile <text:span text:style-name="keyword3_5f_cpp">file</text:span><text:span text:style-name="symbol0_5f_cpp">(</text:span>path,B_READ_WRITE <text:span text:style-name="symbol3_5f_cpp">|</text:span> B_CREATE_FILE<text:span text:style-name="symbol0_5f_cpp">)</text:span><text:span text:style-name="symbol4_5f_cpp">;</text:span></text:p>
      <text:p text:style-name="CodeBlock"><text:tab/><text:span text:style-name="keyword0_5f_cpp">if</text:span> <text:span text:style-name="symbol0_5f_cpp">(</text:span><text:span text:style-name="keyword3_5f_cpp">file</text:span>.<text:span text:style-name="member0_5f_cpp">InitCheck</text:span><text:span text:style-name="symbol0_5f_cpp">()</text:span> <text:span text:style-name="symbol3_5f_cpp">!</text:span><text:span text:style-name="symbol1_5f_cpp">=</text:span> B_OK<text:span text:style-name="symbol0_5f_cpp">)</text:span></text:p>
      <text:p text:style-name="CodeBlock"><text:tab/><text:span text:style-name="symbol0_5f_cpp">{</text:span></text:p>
      <text:p text:style-name="CodeBlock"><text:tab/><text:tab/><text:span text:style-name="keyword2_5f_cpp">printf</text:span><text:span text:style-name="symbol0_5f_cpp">(</text:span><text:span text:style-name="string_5f_cpp">"Couldn't write file &amp;s</text:span><text:span text:style-name="escaped_5f_cpp">\n</text:span><text:span text:style-name="string_5f_cpp">"</text:span>, path<text:span text:style-name="symbol0_5f_cpp">)</text:span><text:span text:style-name="symbol4_5f_cpp">;</text:span></text:p>
      <text:p text:style-name="CodeBlock"><text:tab/><text:tab/><text:span text:style-name="keyword0_5f_cpp">return</text:span> B_ERROR<text:span text:style-name="symbol4_5f_cpp">;</text:span><text:line-break/><text:tab/><text:span text:style-name="symbol0_5f_cpp">}</text:span></text:p>
      <text:p text:style-name="CodeBlock"><text:tab/></text:p>
      <text:p text:style-name="CodeBlock"><text:tab/><text:span text:style-name="keyword3_5f_cpp">char</text:span> testString<text:span text:style-name="symbol0_5f_cpp">[]</text:span> <text:span text:style-name="symbol1_5f_cpp">=</text:span> <text:span text:style-name="string_5f_cpp">"This is some file data.</text:span><text:span text:style-name="escaped_5f_cpp">\n</text:span><text:span text:style-name="string_5f_cpp">It's not really "</text:span></text:p>
      <text:p text:style-name="CodeBlock"><text:span text:style-name="string_5f_cpp"><text:tab/><text:tab/><text:tab/><text:tab/>"important.</text:span><text:span text:style-name="escaped_5f_cpp">\n</text:span><text:span text:style-name="string_5f_cpp">"</text:span><text:span text:style-name="symbol4_5f_cpp">;</text:span></text:p>
      <text:p text:style-name="CodeBlock"><text:tab/><text:span text:style-name="keyword3_5f_cpp">file</text:span>.<text:span text:style-name="member0_5f_cpp">Write</text:span><text:span text:style-name="symbol0_5f_cpp">(</text:span>testString,<text:span text:style-name="keyword2_5f_cpp">strlen</text:span><text:span text:style-name="symbol0_5f_cpp">(</text:span>testString<text:span text:style-name="symbol0_5f_cpp">))</text:span><text:span text:style-name="symbol4_5f_cpp">;</text:span></text:p>
      <text:p text:style-name="CodeBlock"><text:tab/><text:span text:style-name="keyword0_5f_cpp">return</text:span> B_OK<text:span text:style-name="symbol4_5f_cpp">;</text:span><text:line-break/><text:span text:style-name="symbol0_5f_cpp">}</text:span></text:p>
      <text:p text:style-name="Standard"/>
      <text:h text:style-name="Heading_20_2" text:outline-level="2">Starting Our Project</text:h>
      <text:list xml:id="list1783632168" text:style-name="L1">
        <text:list-item>
          <text:p text:style-name="P6"><text:span text:style-name="symbol0_5f_cpp"><text:span text:style-name="T1">Open Paladin and create a new project using the </text:span></text:span><text:span text:style-name="symbol0_5f_cpp"><text:span text:style-name="T3">GUI with MainWindow</text:span></text:span><text:span text:style-name="symbol0_5f_cpp"><text:span text:style-name="T1"> template.</text:span></text:span></text:p>
        </text:list-item>
        <text:list-item>
          <text:p text:style-name="P6"><text:span text:style-name="symbol0_5f_cpp"><text:span text:style-name="T1">Press Alt+N or choose Add New File from the Project menu and create a file called FortuneFunctions.cpp. Make sure that you check the box to also create a corresponding header file.</text:span></text:span></text:p>
        </text:list-item>
      </text:list>
      <text:p text:style-name="Standard"><text:span text:style-name="symbol0_5f_cpp"><text:span text:style-name="T1"/></text:span></text:p>
      <text:p text:style-name="Standard"><text:span text:style-name="symbol0_5f_cpp"><text:span text:style-name="T1">The first thing we're going to do is design the class which will get the fortune from the fortune directory.</text:span></text:span></text:p>
      <text:p text:style-name="Standard"><text:soft-page-break/><text:span text:style-name="symbol0_5f_cpp"><text:span text:style-name="T1"/></text:span></text:p>
      <text:p text:style-name="CodeBlock"><text:span text:style-name="comment1_5f_cpp"><text:span text:style-name="T2">#ifndef FORTUNEFUNCTIONS_H </text:span></text:span></text:p>
      <text:p text:style-name="CodeBlock"><text:span text:style-name="comment1_5f_cpp"><text:span text:style-name="T2">#define FORTUNEFUNCTIONS_H </text:span></text:span></text:p>
      <text:p text:style-name="CodeBlock"><text:span text:style-name="symbol0_5f_cpp"><text:span text:style-name="T1"/></text:span></text:p>
      <text:p text:style-name="CodeBlock"><text:span text:style-name="comment1_5f_cpp"><text:span text:style-name="T2">#include &lt;List.h&gt; </text:span></text:span></text:p>
      <text:p text:style-name="CodeBlock"><text:span text:style-name="comment1_5f_cpp"><text:span text:style-name="T2">#include &lt;String.h&gt; </text:span></text:span></text:p>
      <text:p text:style-name="CodeBlock"><text:span text:style-name="symbol0_5f_cpp"><text:span text:style-name="T1"/></text:span></text:p>
      <text:p text:style-name="CodeBlock"><text:span text:style-name="keyword3_5f_cpp"><text:span text:style-name="T2">extern</text:span></text:span><text:span text:style-name="symbol0_5f_cpp"><text:span text:style-name="T1"> BString gFortunePath</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keyword1_5f_cpp"><text:span text:style-name="T2">class</text:span></text:span><text:span text:style-name="symbol0_5f_cpp"><text:span text:style-name="T1"> FortuneAccess </text:span></text:span></text:p>
      <text:p text:style-name="CodeBlock"><text:span text:style-name="symbol0_5f_cpp"><text:span text:style-name="T2">{</text:span></text:span><text:span text:style-name="symbol0_5f_cpp"><text:span text:style-name="T1"> </text:span></text:span></text:p>
      <text:p text:style-name="CodeBlock"><text:span text:style-name="keyword1_5f_cpp"><text:span text:style-name="T2">public</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FortuneAccess</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FortuneAccess</text:span></text:span><text:span text:style-name="symbol0_5f_cpp"><text:span text:style-name="T2">(</text:span></text:span><text:span text:style-name="keyword3_5f_cpp"><text:span text:style-name="T2">const</text:span></text:span><text:span text:style-name="symbol0_5f_cpp"><text:span text:style-name="T1"> </text:span></text:span><text:span text:style-name="keyword3_5f_cpp"><text:span text:style-name="T2">char</text:span></text:span><text:span text:style-name="symbol0_5f_cpp"><text:span text:style-name="T1"> </text:span></text:span><text:span text:style-name="symbol2_5f_cpp"><text:span text:style-name="T2">*</text:span></text:span><text:span text:style-name="symbol0_5f_cpp"><text:span text:style-name="T1">folder</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FortuneAccess</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status_t<text:tab/>SetFolder</text:span></text:span><text:span text:style-name="symbol0_5f_cpp"><text:span text:style-name="T2">(</text:span></text:span><text:span text:style-name="keyword3_5f_cpp"><text:span text:style-name="T2">const</text:span></text:span><text:span text:style-name="symbol0_5f_cpp"><text:span text:style-name="T1"> </text:span></text:span><text:span text:style-name="keyword3_5f_cpp"><text:span text:style-name="T2">char</text:span></text:span><text:span text:style-name="symbol0_5f_cpp"><text:span text:style-name="T1"> </text:span></text:span><text:span text:style-name="symbol2_5f_cpp"><text:span text:style-name="T2">*</text:span></text:span><text:span text:style-name="symbol0_5f_cpp"><text:span text:style-name="T1">folder</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status_t<text:tab/>GetFortune</text:span></text:span><text:span text:style-name="symbol0_5f_cpp"><text:span text:style-name="T2">(</text:span></text:span><text:span text:style-name="symbol0_5f_cpp"><text:span text:style-name="T1">BString </text:span></text:span><text:span text:style-name="symbol3_5f_cpp"><text:span text:style-name="T2">&amp;</text:span></text:span><text:span text:style-name="symbol0_5f_cpp"><text:span text:style-name="T1">target</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int32<text:tab/><text:tab/>CountFiles</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span text:style-name="keyword3_5f_cpp"><text:span text:style-name="T2">const</text:span></text:span><text:span text:style-name="symbol4_5f_cpp"><text:span text:style-name="T2">;</text:span></text:span><text:span text:style-name="symbol0_5f_cpp"><text:span text:style-name="T1"> </text:span></text:span></text:p>
      <text:p text:style-name="CodeBlock"><text:span text:style-name="symbol0_5f_cpp"><text:span text:style-name="T1"><text:tab/>status_t<text:tab/>LastFilename</text:span></text:span><text:span text:style-name="symbol0_5f_cpp"><text:span text:style-name="T2">(</text:span></text:span><text:span text:style-name="symbol0_5f_cpp"><text:span text:style-name="T1">BString </text:span></text:span><text:span text:style-name="symbol3_5f_cpp"><text:span text:style-name="T2">&amp;</text:span></text:span><text:span text:style-name="symbol0_5f_cpp"><text:span text:style-name="T1">target</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keyword1_5f_cpp"><text:span text:style-name="T2">private</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3_5f_cpp"><text:span text:style-name="T2">void</text:span></text:span><text:span text:style-name="symbol0_5f_cpp"><text:span text:style-name="T1"><text:tab/><text:tab/>ScanFolder</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3_5f_cpp"><text:span text:style-name="T2">void</text:span></text:span><text:span text:style-name="symbol0_5f_cpp"><text:span text:style-name="T1"><text:tab/><text:tab/>MakeEmpty</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BString<text:tab/>fPath, </text:span></text:span></text:p>
      <text:p text:style-name="CodeBlock"><text:span text:style-name="symbol0_5f_cpp"><text:span text:style-name="T1"><text:tab/><text:tab/><text:tab/>fLastFile</text:span></text:span><text:span text:style-name="symbol4_5f_cpp"><text:span text:style-name="T2">;</text:span></text:span><text:span text:style-name="symbol0_5f_cpp"><text:span text:style-name="T1"> </text:span></text:span></text:p>
      <text:p text:style-name="CodeBlock"><text:span text:style-name="symbol0_5f_cpp"><text:span text:style-name="T1"><text:tab/>BList<text:tab/><text:tab/>fRefList</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comment1_5f_cpp"><text:span text:style-name="T2">#endif</text:span></text:span></text:p>
      <text:p text:style-name="Standard"/>
      <text:p text:style-name="Standard"><text:span text:style-name="symbol0_5f_cpp"><text:span text:style-name="T1">There is a reason for each method that we have in this class. First, both versions of the constructor are for convenience in creating a FortuneAccess object regardless of whether or not we know the folder we want to scan when the object is instantiated. </text:span></text:span><text:span text:style-name="Code"><text:span text:style-name="T1">SetFolder()</text:span></text:span><text:span text:style-name="symbol0_5f_cpp"><text:span text:style-name="T1"> allows us to change folders, should we have the desire. </text:span></text:span><text:span text:style-name="Code"><text:span text:style-name="T1">GetFortune()</text:span></text:span><text:span text:style-name="symbol0_5f_cpp"><text:span text:style-name="T1"> is the main reason we're creating the class in the first place: a reusable object which randomly gets a fortune from a specified folder. </text:span></text:span><text:span text:style-name="Code"><text:span text:style-name="T1">CountFiles()</text:span></text:span><text:span text:style-name="symbol0_5f_cpp"><text:span text:style-name="T1"> tells us how many files are available. </text:span></text:span><text:span text:style-name="Code"><text:span text:style-name="T1">LastFilename()</text:span></text:span><text:span text:style-name="symbol0_5f_cpp"><text:span text:style-name="T1"> gives us the name of the file from which the most recent fortune came. </text:span></text:span><text:span text:style-name="Code"><text:span text:style-name="T1">ScanFolder()</text:span></text:span><text:span text:style-name="symbol0_5f_cpp"><text:span text:style-name="T1"> runs through a directory and compiles a list of available files that – theoretically – have fortunes in them.</text:span></text:span></text:p>
      <text:p text:style-name="Standard"><text:span text:style-name="symbol0_5f_cpp"><text:span text:style-name="T1"/></text:span></text:p>
      <text:p text:style-name="Standard"><text:span text:style-name="Code"><text:span text:style-name="T1">MakeEmpty()</text:span></text:span><text:span text:style-name="symbol0_5f_cpp"><text:span text:style-name="T1"> is a cleanup function which deserves a little extra explanation. The list of filenames in the fortune folder that we set is kept as a collection of </text:span></text:span><text:span text:style-name="Code"><text:span text:style-name="T1">entry_ref</text:span></text:span><text:span text:style-name="symbol0_5f_cpp"><text:span text:style-name="T1"> objects in a BList. There are two problems with BList: we have to </text:span></text:span><text:span text:style-name="Code"><text:span text:style-name="T1">static_cast</text:span></text:span><text:span text:style-name="symbol0_5f_cpp"><text:span text:style-name="T1"> any time we access an object it holds, and while the BList takes care of any memory allocation it does internally, any items we give to it are not destroyed when the list is freed. This means that we have to manually go through the list, get each item, and free it ourselves. It's a pain in the neck, but, unfortunately, it's all that we have at the moment. There are better solutions out there, but that's for another time. This will work well enough for our purposes right now.</text:span></text:span></text:p>
      <text:p text:style-name="Standard"><text:span text:style-name="symbol0_5f_cpp"><text:span text:style-name="T1"/></text:span></text:p>
      <text:p text:style-name="Standard"><text:span text:style-name="symbol0_5f_cpp"><text:span text:style-name="T1">Below is the skeleton code for our class along with what each function needs to do. Your job is to write the code.</text:span></text:span></text:p>
      <text:p text:style-name="Standard"><text:span text:style-name="symbol0_5f_cpp"><text:span text:style-name="T1"/></text:span></text:p>
      <text:p text:style-name="CodeBlock"><text:span text:style-name="comment1_5f_cpp"><text:span text:style-name="T2">#include "FortuneFunctions.h" </text:span></text:span></text:p>
      <text:p text:style-name="CodeBlock"><text:span text:style-name="symbol0_5f_cpp"><text:span text:style-name="T1"/></text:span></text:p>
      <text:p text:style-name="CodeBlock"><text:soft-page-break/><text:span text:style-name="comment1_5f_cpp"><text:span text:style-name="T2">#include &lt;Directory.h&gt; </text:span></text:span></text:p>
      <text:p text:style-name="CodeBlock"><text:span text:style-name="comment1_5f_cpp"><text:span text:style-name="T2">#include &lt;Entry.h&gt; </text:span></text:span></text:p>
      <text:p text:style-name="CodeBlock"><text:span text:style-name="comment1_5f_cpp"><text:span text:style-name="T2">#include &lt;File.h&gt; </text:span></text:span></text:p>
      <text:p text:style-name="CodeBlock"><text:span text:style-name="comment1_5f_cpp"><text:span text:style-name="T2">#include &lt;OS.h&gt; </text:span></text:span></text:p>
      <text:p text:style-name="CodeBlock"><text:span text:style-name="comment1_5f_cpp"><text:span text:style-name="T2">#include &lt;Path.h&gt; </text:span></text:span></text:p>
      <text:p text:style-name="CodeBlock"><text:span text:style-name="symbol0_5f_cpp"><text:span text:style-name="T1"/></text:span></text:p>
      <text:p text:style-name="CodeBlock"><text:span text:style-name="comment1_5f_cpp"><text:span text:style-name="T2">#include &lt;stdio.h&gt; </text:span></text:span></text:p>
      <text:p text:style-name="CodeBlock"><text:span text:style-name="comment1_5f_cpp"><text:span text:style-name="T2">#include &lt;stdlib.h&gt; </text:span></text:span></text:p>
      <text:p text:style-name="CodeBlock"><text:span text:style-name="comment1_5f_cpp"><text:span text:style-name="T2">#include &lt;string.h&gt; </text:span></text:span></text:p>
      <text:p text:style-name="CodeBlock"><text:span text:style-name="symbol0_5f_cpp"><text:span text:style-name="T1"/></text:span></text:p>
      <text:p text:style-name="CodeBlock"><text:span text:style-name="comment0_5f_cpp"><text:span text:style-name="T2">// Initialize the global path to a hardcoded value just in case. </text:span></text:span></text:p>
      <text:p text:style-name="CodeBlock"><text:span text:style-name="comment0_5f_cpp"><text:span text:style-name="T2">// This happens to be different under Haiku than under previous versions </text:span></text:span></text:p>
      <text:p text:style-name="CodeBlock"><text:span text:style-name="comment0_5f_cpp"><text:span text:style-name="T2">// of BeOS </text:span></text:span></text:p>
      <text:p text:style-name="CodeBlock"><text:span text:style-name="symbol0_5f_cpp"><text:span text:style-name="T1">BString gFortunePath </text:span></text:span><text:span text:style-name="symbol1_5f_cpp"><text:span text:style-name="T2">=</text:span></text:span><text:span text:style-name="symbol0_5f_cpp"><text:span text:style-name="T1"> </text:span></text:span><text:span text:style-name="string_5f_cpp"><text:span text:style-name="T2">"/boot/system/data/fortunes"</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FortuneAccess</text:span></text:span><text:span text:style-name="symbol4_5f_cpp"><text:span text:style-name="T2">::</text:span></text:span><text:span text:style-name="member1_5f_cpp"><text:span text:style-name="T2">FortuneAccess</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FortuneAccess</text:span></text:span><text:span text:style-name="symbol4_5f_cpp"><text:span text:style-name="T2">::</text:span></text:span><text:span text:style-name="member1_5f_cpp"><text:span text:style-name="T2">FortuneAccess</text:span></text:span><text:span text:style-name="symbol0_5f_cpp"><text:span text:style-name="T2">(</text:span></text:span><text:span text:style-name="keyword3_5f_cpp"><text:span text:style-name="T2">const</text:span></text:span><text:span text:style-name="symbol0_5f_cpp"><text:span text:style-name="T1"> </text:span></text:span><text:span text:style-name="keyword3_5f_cpp"><text:span text:style-name="T2">char</text:span></text:span><text:span text:style-name="symbol0_5f_cpp"><text:span text:style-name="T1"> </text:span></text:span><text:span text:style-name="symbol2_5f_cpp"><text:span text:style-name="T2">*</text:span></text:span><text:span text:style-name="symbol0_5f_cpp"><text:span text:style-name="T1">folder</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SetFolder</text:span></text:span><text:span text:style-name="symbol0_5f_cpp"><text:span text:style-name="T2">(</text:span></text:span><text:span text:style-name="symbol0_5f_cpp"><text:span text:style-name="T1">folder</text:span></text:span><text:span text:style-name="symbol0_5f_cpp"><text:span text:style-name="T2">)</text:span></text:span><text:span text:style-name="symbol4_5f_cpp"><text:span text:style-name="T2">;</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FortuneAccess</text:span></text:span><text:span text:style-name="symbol4_5f_cpp"><text:span text:style-name="T2">::</text:span></text:span><text:span text:style-name="symbol0_5f_cpp"><text:span text:style-name="T1">~FortuneAccess</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Free all items in our list</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status_t </text:span></text:span></text:p>
      <text:p text:style-name="CodeBlock"><text:span text:style-name="symbol0_5f_cpp"><text:span text:style-name="T1">FortuneAccess</text:span></text:span><text:span text:style-name="symbol4_5f_cpp"><text:span text:style-name="T2">::</text:span></text:span><text:span text:style-name="member1_5f_cpp"><text:span text:style-name="T2">SetFolder</text:span></text:span><text:span text:style-name="symbol0_5f_cpp"><text:span text:style-name="T2">(</text:span></text:span><text:span text:style-name="keyword3_5f_cpp"><text:span text:style-name="T2">const</text:span></text:span><text:span text:style-name="symbol0_5f_cpp"><text:span text:style-name="T1"> </text:span></text:span><text:span text:style-name="keyword3_5f_cpp"><text:span text:style-name="T2">char</text:span></text:span><text:span text:style-name="symbol0_5f_cpp"><text:span text:style-name="T1"> </text:span></text:span><text:span text:style-name="symbol2_5f_cpp"><text:span text:style-name="T2">*</text:span></text:span><text:span text:style-name="symbol0_5f_cpp"><text:span text:style-name="T1">folder</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Make sure that folder is valid and return B_BAD_VALUE if it isn't.</text:span></text:span></text:p>
      <text:p text:style-name="CodeBlock"><text:span text:style-name="symbol0_5f_cpp"><text:span text:style-name="T1"><text:tab/></text:span></text:span><text:span text:style-name="comment0_5f_cpp"><text:span text:style-name="T2">// Set the path variable, scan the folder, and return B_OK</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status_t </text:span></text:span></text:p>
      <text:p text:style-name="CodeBlock"><text:span text:style-name="symbol0_5f_cpp"><text:span text:style-name="T1">FortuneAccess</text:span></text:span><text:span text:style-name="symbol4_5f_cpp"><text:span text:style-name="T2">::</text:span></text:span><text:span text:style-name="member1_5f_cpp"><text:span text:style-name="T2">GetFortune</text:span></text:span><text:span text:style-name="symbol0_5f_cpp"><text:span text:style-name="T2">(</text:span></text:span><text:span text:style-name="symbol0_5f_cpp"><text:span text:style-name="T1">BString </text:span></text:span><text:span text:style-name="symbol3_5f_cpp"><text:span text:style-name="T2">&amp;</text:span></text:span><text:span text:style-name="symbol0_5f_cpp"><text:span text:style-name="T1">target</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Here's the meat of this class:</text:span></text:span></text:p>
      <text:p text:style-name="CodeBlock"><text:span text:style-name="symbol0_5f_cpp"><text:span text:style-name="T1"><text:tab/></text:span></text:span><text:span text:style-name="comment0_5f_cpp"><text:span text:style-name="T2">// 1) Return B_NO_INIT if fPath is empty</text:span></text:span></text:p>
      <text:p text:style-name="CodeBlock"><text:span text:style-name="symbol0_5f_cpp"><text:span text:style-name="T1"><text:tab/></text:span></text:span><text:span text:style-name="comment0_5f_cpp"><text:span text:style-name="T2">// 2) Return B_ERROR if the ref list is empty</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3) This line will randomly choose the index of a file in the ref</text:span></text:span></text:p>
      <text:p text:style-name="CodeBlock"><text:span text:style-name="comment0_5f_cpp"><text:span text:style-name="T2"><text:tab/>// list</text:span></text:span></text:p>
      <text:p text:style-name="CodeBlock"><text:span text:style-name="symbol0_5f_cpp"><text:span text:style-name="T1"><text:tab/>int32 index </text:span></text:span><text:span text:style-name="symbol1_5f_cpp"><text:span text:style-name="T2">=</text:span></text:span><text:span text:style-name="symbol0_5f_cpp"><text:span text:style-name="T1"> int32</text:span></text:span><text:span text:style-name="symbol0_5f_cpp"><text:span text:style-name="T2">(</text:span></text:span><text:span text:style-name="keyword3_5f_cpp"><text:span text:style-name="T2">float</text:span></text:span><text:span text:style-name="symbol0_5f_cpp"><text:span text:style-name="T2">(</text:span></text:span><text:span text:style-name="keyword2_5f_cpp"><text:span text:style-name="T2">rand</text:span></text:span><text:span text:style-name="symbol0_5f_cpp"><text:span text:style-name="T2">())</text:span></text:span><text:span text:style-name="symbol0_5f_cpp"><text:span text:style-name="T1"> </text:span></text:span><text:span text:style-name="symbol2_5f_cpp"><text:span text:style-name="T2">/</text:span></text:span><text:span text:style-name="symbol0_5f_cpp"><text:span text:style-name="T1"> </text:span></text:span><text:span text:style-name="keyword1_5f_cpp"><text:span text:style-name="T2">RAND_MAX</text:span></text:span><text:span text:style-name="symbol0_5f_cpp"><text:span text:style-name="T1"> </text:span></text:span><text:span text:style-name="symbol2_5f_cpp"><text:span text:style-name="T2">*</text:span></text:span></text:p>
      <text:p text:style-name="CodeBlock"><text:span text:style-name="symbol2_5f_cpp"><text:span text:style-name="T1"><text:tab/><text:tab/><text:tab/><text:tab/></text:span></text:span><text:span text:style-name="symbol0_5f_cpp"><text:span text:style-name="T1">fRefList.</text:span></text:span><text:span text:style-name="member0_5f_cpp"><text:span text:style-name="T2">CountItems</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4) Get a pointer to the randomly-selected entry_ref</text:span></text:span></text:p>
      <text:p text:style-name="CodeBlock"><text:span text:style-name="symbol0_5f_cpp"><text:span text:style-name="T1"><text:tab/></text:span></text:span><text:span text:style-name="comment0_5f_cpp"><text:span text:style-name="T2">// 5) Create and initialize a BFile object in read-only mode</text:span></text:span></text:p>
      <text:p text:style-name="CodeBlock"><text:span text:style-name="symbol0_5f_cpp"><text:span text:style-name="T1"><text:tab/></text:span></text:span><text:span text:style-name="comment0_5f_cpp"><text:span text:style-name="T2">// 6) Check to make sure that the BFile's status is B_OK</text:span></text:span></text:p>
      <text:p text:style-name="CodeBlock"><text:span text:style-name="symbol0_5f_cpp"><text:span text:style-name="T1"><text:tab/></text:span></text:span><text:span text:style-name="comment0_5f_cpp"><text:span text:style-name="T2">// 7) Set fLastFile to the name property of the ref we just</text:span></text:span></text:p>
      <text:p text:style-name="CodeBlock"><text:span text:style-name="symbol0_5f_cpp"><text:span text:style-name="T1"><text:tab/></text:span></text:span><text:span text:style-name="comment0_5f_cpp"><text:span text:style-name="T2">// 8) Get the file's size.</text:span></text:span></text:p>
      <text:p text:style-name="CodeBlock"><text:span text:style-name="symbol0_5f_cpp"><text:span text:style-name="T1"><text:tab/></text:span></text:span><text:span text:style-name="comment0_5f_cpp"><text:span text:style-name="T2">// 9) If the file is empty, return B_ERROR.</text:span></text:span></text:p>
      <text:p text:style-name="CodeBlock"><text:soft-page-break/><text:span text:style-name="symbol0_5f_cpp"><text:span text:style-name="T1"><text:tab/></text:span></text:span></text:p>
      <text:p text:style-name="CodeBlock"><text:span text:style-name="symbol0_5f_cpp"><text:span text:style-name="T1"><text:tab/></text:span></text:span><text:span text:style-name="comment0_5f_cpp"><text:span text:style-name="T2">// 10) Create a BString to hold the data in the file</text:span></text:span></text:p>
      <text:p text:style-name="CodeBlock"><text:span text:style-name="symbol0_5f_cpp"><text:span text:style-name="T1"><text:tab/></text:span></text:span><text:span text:style-name="comment0_5f_cpp"><text:span text:style-name="T2">// 11) Create a char pointer that we'll use in BFile::Read.</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12) Initialize the pointer using BString::LockBuffer, passing the</text:span></text:span></text:p>
      <text:p text:style-name="CodeBlock"><text:span text:style-name="comment0_5f_cpp"><text:span text:style-name="T2"><text:tab/>//<text:tab/>file's size + 10 bytes (for safety) as the size. LockBuffer</text:span></text:span></text:p>
      <text:p text:style-name="CodeBlock"><text:span text:style-name="comment0_5f_cpp"><text:span text:style-name="T2"><text:tab/>//<text:tab/>temporarily gives<text:tab/>you access to the BString's internal char</text:span></text:span></text:p>
      <text:p text:style-name="CodeBlock"><text:span text:style-name="comment0_5f_cpp"><text:span text:style-name="T2"><text:tab/>//<text:tab/>array. We'll need this to be able to read the file's data into</text:span></text:span></text:p>
      <text:p text:style-name="CodeBlock"><text:span text:style-name="comment0_5f_cpp"><text:span text:style-name="T2"><text:tab/>//<text:tab/>the BString.</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13) Use BFile::Read() to read the entire file using our new char</text:span></text:span></text:p>
      <text:p text:style-name="CodeBlock"><text:span text:style-name="comment0_5f_cpp"><text:span text:style-name="T2"><text:tab/>//<text:tab/>pointer.</text:span></text:span></text:p>
      <text:p text:style-name="CodeBlock"><text:span text:style-name="symbol0_5f_cpp"><text:span text:style-name="T1"><text:tab/></text:span></text:span><text:span text:style-name="comment0_5f_cpp"><text:span text:style-name="T2">// 14) Call BString::UnlockBuffer() to invalidate our char pointer</text:span></text:span></text:p>
      <text:p text:style-name="CodeBlock"><text:span text:style-name="comment0_5f_cpp"><text:span text:style-name="T2"><text:tab/>//<text:tab/>and allow us to use regular BString methods again.</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15) Use a loop to manually count the number of record separators</text:span></text:span></text:p>
      <text:p text:style-name="CodeBlock"><text:span text:style-name="comment0_5f_cpp"><text:span text:style-name="T2"><text:tab/>//<text:tab/>in the fortune file. The separator is the string "%\n", so use</text:span></text:span></text:p>
      <text:p text:style-name="CodeBlock"><text:span text:style-name="comment0_5f_cpp"><text:span text:style-name="T2"><text:tab/>//<text:tab/>a combination of BString::FindFirst and offsets in a loop to</text:span></text:span></text:p>
      <text:p text:style-name="CodeBlock"><text:span text:style-name="comment0_5f_cpp"><text:span text:style-name="T2"><text:tab/>//<text:tab/>count them.</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16) Use this line to randomly choose an entry.</text:span></text:span></text:p>
      <text:p text:style-name="CodeBlock"><text:span text:style-name="symbol0_5f_cpp"><text:span text:style-name="T1"><text:tab/>int32 entry </text:span></text:span><text:span text:style-name="symbol1_5f_cpp"><text:span text:style-name="T2">=</text:span></text:span><text:span text:style-name="symbol0_5f_cpp"><text:span text:style-name="T1"> int32</text:span></text:span><text:span text:style-name="symbol0_5f_cpp"><text:span text:style-name="T2">(</text:span></text:span><text:span text:style-name="keyword3_5f_cpp"><text:span text:style-name="T2">float</text:span></text:span><text:span text:style-name="symbol0_5f_cpp"><text:span text:style-name="T2">(</text:span></text:span><text:span text:style-name="keyword2_5f_cpp"><text:span text:style-name="T2">rand</text:span></text:span><text:span text:style-name="symbol0_5f_cpp"><text:span text:style-name="T2">())</text:span></text:span><text:span text:style-name="symbol0_5f_cpp"><text:span text:style-name="T1"> </text:span></text:span><text:span text:style-name="symbol2_5f_cpp"><text:span text:style-name="T2">/</text:span></text:span><text:span text:style-name="symbol0_5f_cpp"><text:span text:style-name="T1"> </text:span></text:span><text:span text:style-name="keyword1_5f_cpp"><text:span text:style-name="T2">RAND_MAX</text:span></text:span><text:span text:style-name="symbol0_5f_cpp"><text:span text:style-name="T1"> </text:span></text:span><text:span text:style-name="symbol2_5f_cpp"><text:span text:style-name="T2">*</text:span></text:span><text:span text:style-name="symbol0_5f_cpp"><text:span text:style-name="T1"> </text:span></text:span><text:span text:style-name="symbol0_5f_cpp"><text:span text:style-name="T2">(</text:span></text:span><text:span text:style-name="symbol0_5f_cpp"><text:span text:style-name="T1">entrycount </text:span></text:span><text:span text:style-name="symbol2_5f_cpp"><text:span text:style-name="T2">-</text:span></text:span><text:span text:style-name="symbol0_5f_cpp"><text:span text:style-name="T1"> </text:span></text:span><text:span text:style-name="number_5f_cpp"><text:span text:style-name="T2">1</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17) Use FindFirst again to find the starting offset of this</text:span></text:span></text:p>
      <text:p text:style-name="CodeBlock"><text:span text:style-name="symbol0_5f_cpp"><text:span text:style-name="T1"><text:tab/></text:span></text:span><text:span text:style-name="comment0_5f_cpp"><text:span text:style-name="T2">//<text:tab/>randomly-chosen entry in the file.</text:span></text:span></text:p>
      <text:p text:style-name="CodeBlock"><text:span text:style-name="symbol0_5f_cpp"><text:span text:style-name="T1"><text:tab/></text:span></text:span><text:span text:style-name="comment0_5f_cpp"><text:span text:style-name="T2">// 18) Call FindFirst one last time to find the offset of the next</text:span></text:span></text:p>
      <text:p text:style-name="CodeBlock"><text:span text:style-name="comment0_5f_cpp"><text:span text:style-name="T2"><text:tab/>//<text:tab/>separator so we know how long the fortune is.</text:span></text:span></text:p>
      <text:p text:style-name="CodeBlock"><text:span text:style-name="symbol0_5f_cpp"><text:span text:style-name="T1"><text:tab/></text:span></text:span><text:span text:style-name="comment0_5f_cpp"><text:span text:style-name="T2">// 19) Create a BString to hold the fortune.</text:span></text:span></text:p>
      <text:p text:style-name="CodeBlock"><text:span text:style-name="symbol0_5f_cpp"><text:span text:style-name="T1"><text:tab/></text:span></text:span><text:span text:style-name="comment0_5f_cpp"><text:span text:style-name="T2">// 20) Set this new BString to the String() method plus the starting</text:span></text:span></text:p>
      <text:p text:style-name="CodeBlock"><text:span text:style-name="comment0_5f_cpp"><text:span text:style-name="T2"><text:tab/>//<text:tab/>offset of the BString holding the file data. This will</text:span></text:span></text:p>
      <text:p text:style-name="CodeBlock"><text:span text:style-name="comment0_5f_cpp"><text:span text:style-name="T2"><text:tab/>//<text:tab/>effectively chop out everything that is before our fortune in</text:span></text:span></text:p>
      <text:p text:style-name="CodeBlock"><text:span text:style-name="comment0_5f_cpp"><text:span text:style-name="T2"><text:tab/>//<text:tab/>the file. It should look something like this:</text:span></text:span></text:p>
      <text:p text:style-name="CodeBlock"><text:span text:style-name="symbol0_5f_cpp"><text:span text:style-name="T1"><text:tab/></text:span></text:span><text:span text:style-name="comment0_5f_cpp"><text:span text:style-name="T2">//<text:tab/>BString fortune = filedata.String() + startingOffset;</text:span></text:span></text:p>
      <text:p text:style-name="CodeBlock"><text:span text:style-name="comment0_5f_cpp"><text:span text:style-name="T2"><text:tab/></text:span></text:span></text:p>
      <text:p text:style-name="CodeBlock"><text:span text:style-name="symbol0_5f_cpp"><text:span text:style-name="T1"><text:tab/></text:span></text:span><text:span text:style-name="comment0_5f_cpp"><text:span text:style-name="T2">// 21) Chop off everything after our fortune in the fortune BString</text:span></text:span></text:p>
      <text:p text:style-name="CodeBlock"><text:span text:style-name="comment0_5f_cpp"><text:span text:style-name="T2"><text:tab/>//<text:tab/>by calling its Truncate() method.</text:span></text:span></text:p>
      <text:p text:style-name="CodeBlock"><text:span text:style-name="symbol0_5f_cpp"><text:span text:style-name="T1"><text:tab/></text:span></text:span><text:span text:style-name="comment0_5f_cpp"><text:span text:style-name="T2">//<text:tab/>Hint: length = endingOffset – startingOffset + 2</text:span></text:span></text:p>
      <text:p text:style-name="CodeBlock"><text:span text:style-name="symbol0_5f_cpp"><text:span text:style-name="T1"><text:tab/></text:span></text:span><text:span text:style-name="comment0_5f_cpp"><text:span text:style-name="T2">// 22) Set the parameter 'target' to our fortune data and return B_OK</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2">void</text:span></text:span><text:span text:style-name="symbol0_5f_cpp"><text:span text:style-name="T1"> </text:span></text:span></text:p>
      <text:p text:style-name="CodeBlock"><text:span text:style-name="symbol0_5f_cpp"><text:span text:style-name="T1">FortuneAccess</text:span></text:span><text:span text:style-name="symbol4_5f_cpp"><text:span text:style-name="T2">::</text:span></text:span><text:span text:style-name="member1_5f_cpp"><text:span text:style-name="T2">ScanFolder</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p>
      <text:p text:style-name="CodeBlock"><text:span text:style-name="symbol0_5f_cpp"><text:span text:style-name="T1"><text:tab/></text:span></text:span><text:span text:style-name="comment0_5f_cpp"><text:span text:style-name="T2">// Use a BDirectory for this. Make sure that it is initialized from</text:span></text:span></text:p>
      <text:p text:style-name="CodeBlock"><text:span text:style-name="comment0_5f_cpp"><text:span text:style-name="T2"><text:tab/>// fPath properly. Empty the ref list so that we're not adding to an</text:span></text:span></text:p>
      <text:p text:style-name="CodeBlock"><text:span text:style-name="comment0_5f_cpp"><text:span text:style-name="T2"><text:tab/>// existing list. Use BDirectory::GetNextEntry to get the entry for</text:span></text:span></text:p>
      <text:p text:style-name="CodeBlock"><text:span text:style-name="comment0_5f_cpp"><text:span text:style-name="T2"><text:tab/>// each file in the folder. Use the BEntry to check to make sure that</text:span></text:span></text:p>
      <text:p text:style-name="CodeBlock"><text:span text:style-name="comment0_5f_cpp"><text:span text:style-name="T2"><text:tab/>// the entry is a file, and, assuming so, make a new entry_ref, send</text:span></text:span></text:p>
      <text:p text:style-name="CodeBlock"><text:span text:style-name="comment0_5f_cpp"><text:span text:style-name="T2"><text:tab/>// it to BEntry::GetRef, and add it to our ref list.</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2">void</text:span></text:span><text:span text:style-name="symbol0_5f_cpp"><text:span text:style-name="T1"> </text:span></text:span></text:p>
      <text:p text:style-name="CodeBlock"><text:span text:style-name="symbol0_5f_cpp"><text:span text:style-name="T1">FortuneAccess</text:span></text:span><text:span text:style-name="symbol4_5f_cpp"><text:span text:style-name="T2">::</text:span></text:span><text:span text:style-name="member1_5f_cpp"><text:span text:style-name="T2">MakeEmpty</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Iterate through the ref list and delete each entry_ref. After</text:span></text:span></text:p>
      <text:p text:style-name="CodeBlock"><text:span text:style-name="comment0_5f_cpp"><text:span text:style-name="T2"><text:tab/>// doing this, call BList::MakeEmpty().</text:span></text:span></text:p>
      <text:p text:style-name="CodeBlock"><text:soft-page-brea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int32 </text:span></text:span></text:p>
      <text:p text:style-name="CodeBlock"><text:span text:style-name="symbol0_5f_cpp"><text:span text:style-name="T1">FortuneAccess</text:span></text:span><text:span text:style-name="symbol4_5f_cpp"><text:span text:style-name="T2">::</text:span></text:span><text:span text:style-name="member1_5f_cpp"><text:span text:style-name="T2">CountFiles</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span text:style-name="keyword3_5f_cpp"><text:span text:style-name="T2">const</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return</text:span></text:span><text:span text:style-name="symbol0_5f_cpp"><text:span text:style-name="T1"> fRefList.</text:span></text:span><text:span text:style-name="member0_5f_cpp"><text:span text:style-name="T2">CountItems</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status_t </text:span></text:span></text:p>
      <text:p text:style-name="CodeBlock"><text:span text:style-name="symbol0_5f_cpp"><text:span text:style-name="T1">FortuneAccess</text:span></text:span><text:span text:style-name="symbol4_5f_cpp"><text:span text:style-name="T2">::</text:span></text:span><text:span text:style-name="member1_5f_cpp"><text:span text:style-name="T2">LastFilename</text:span></text:span><text:span text:style-name="symbol0_5f_cpp"><text:span text:style-name="T2">(</text:span></text:span><text:span text:style-name="symbol0_5f_cpp"><text:span text:style-name="T1">BString </text:span></text:span><text:span text:style-name="symbol3_5f_cpp"><text:span text:style-name="T2">&amp;</text:span></text:span><text:span text:style-name="symbol0_5f_cpp"><text:span text:style-name="T1">target</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Return B_NO_INIT if the path variable is empty</text:span></text:span></text:p>
      <text:p text:style-name="CodeBlock"><text:span text:style-name="symbol0_5f_cpp"><text:span text:style-name="T1"><text:tab/></text:span></text:span><text:span text:style-name="comment0_5f_cpp"><text:span text:style-name="T2">// Set the target parameter to our fLastFile property and return B_OK</text:span></text:span></text:p>
      <text:p text:style-name="CodeBlock"><text:span text:style-name="symbol0_5f_cpp"><text:span text:style-name="T2">}</text:span></text:span></text:p>
      <text:h text:style-name="Heading_20_2" text:outline-level="2">Writing and Testing Our Code</text:h>
      <text:p text:style-name="Standard">Because we're dealing with non-GUI code, it's probably easiest to test all of the code with a quick-and-dirty Terminal application. In your main() function in App.cpp, comment out all of the code except the return value and write code to quickly make sure that everything works correctly. Here are some development tips that should make writing it a little easier:</text:p>
      <text:list xml:id="list610538906" text:style-name="L2">
        <text:list-item>
          <text:p text:style-name="P7">Write the destructor and <text:span text:style-name="Code">MakeEmpty()</text:span> first.</text:p>
        </text:list-item>
        <text:list-item>
          <text:p text:style-name="P7">Implement <text:span text:style-name="Code">SetFolder()</text:span> next.</text:p>
        </text:list-item>
        <text:list-item>
          <text:p text:style-name="P7"><text:span text:style-name="Code">ScanFolder()</text:span> should be written now because <text:span text:style-name="Code">GetFortune()</text:span> depends on it. Test code in <text:span text:style-name="Code">main()</text:span> should just call <text:span text:style-name="Code">SetFolder()</text:span> to some path that you want to use for testing. Using <text:span text:style-name="Code">printf()</text:span> to print out what <text:span text:style-name="Code">ScanFolder()</text:span> is doing, such as the names of each ref scanned, would be good for debugging here.</text:p>
        </text:list-item>
        <text:list-item>
          <text:p text:style-name="P7">Once <text:span text:style-name="Code">ScanFolder()</text:span> has been written, start hacking on <text:span text:style-name="Code">GetFortune()</text:span>. Once again, use <text:span text:style-name="Code">printf()</text:span> to find out what's going on.</text:p>
        </text:list-item>
        <text:list-item>
          <text:p text:style-name="P7"><text:span text:style-name="Code">LastFileName()</text:span> can be implemented whenever you feel like – it's important only if we implement a GUI.</text:p>
        </text:list-item>
      </text:list>
      <text:p text:style-name="Standard"/>
      <text:p text:style-name="Standard">Once your FortuneAccess class is complete and debugged, all that is left is to write a <text:span text:style-name="Code">main()</text:span> function to wrap around the class and we'll have a better fortune program than <text:span text:style-name="Code">fortune</text:span> itself!</text:p>
      <text:h text:style-name="Heading_20_2" text:outline-level="2">Going Further</text:h>
      <text:list xml:id="list800663305" text:style-name="L3">
        <text:list-item>
          <text:p text:style-name="P8">Write a wrapper around our fortune class and finish the program<text:span text:style-name="symbol0_5f_cpp"><text:span text:style-name="T1">.</text:span></text:span></text:p>
        </text:list-item>
      </text:list>
      <text:p text:style-name="Standard"><text:span text:style-name="symbol0_5f_cpp"><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10-20T11:20:07</dc:date>
    <meta:editing-duration>PT98H29M36S</meta:editing-duration>
    <meta:editing-cycles>1479</meta:editing-cycles>
    <meta:generator>OpenOffice.org/3.2$Linux OpenOffice.org_project/320m12$Build-9483</meta:generator>
    <dc:creator>DarkWyrm </dc:creator>
    <meta:document-statistic meta:table-count="2" meta:image-count="1" meta:object-count="0" meta:page-count="8" meta:paragraph-count="266" meta:word-count="2278" meta:character-count="13629"/>
    <meta:user-defined meta:name="Info 1"/>
    <meta:user-defined meta:name="Info 2"/>
    <meta:user-defined meta:name="Info 3"/>
    <meta:user-defined meta:name="Info 4"/>
  </office:meta>
</office:document-meta>
</file>